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stroke="none" draw:fill="none" fo:min-height="11.96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8" style:family="graphic" style:parent-style-name="standard">
      <style:graphic-properties draw:stroke="none" draw:fill="none" fo:min-height="0.629cm"/>
    </style:style>
    <style:style style:name="gr9" style:family="graphic" style:parent-style-name="standard">
      <style:graphic-properties draw:stroke="none" draw:fill="none" fo:min-height="2.88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top="0.42cm" fo:margin-bottom="0.35cm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7.416cm" presentation:class="title" presentation:user-transformed="true">
          <draw:text-box>
            <text:p>Crimes in the UK-Week1</text:p>
          </draw:text-box>
        </draw:frame>
        <draw:frame draw:style-name="gr1" draw:text-style-name="P2" draw:layer="layout" svg:width="6.858cm" svg:height="2.612cm" svg:x="10.571cm" svg:y="10.668cm">
          <draw:text-box>
            <text:p text:style-name="P1"><text:span text:style-name="T1">Aser Abdelrahman</text:span></text:p>
            <text:p text:style-name="P1"><text:span text:style-name="T1">Chaoran Chen</text:span></text:p>
            <text:p text:style-name="P1"><text:span text:style-name="T1">Sergiu Soi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908cm" svg:height="3.506cm" svg:x="1.046cm" svg:y="0.837cm" presentation:class="title" presentation:user-transformed="true">
          <draw:text-box>
            <text:p>Crimes in the UK – Dataset structure</text:p>
          </draw:text-box>
        </draw:frame>
        <draw:frame draw:style-name="gr3" draw:text-style-name="P5" draw:layer="layout" svg:width="6.918cm" svg:height="0.806cm" svg:x="0cm" svg:y="20.194cm">
          <draw:text-box>
            <text:p text:style-name="P4"><text:span text:style-name="T2">Crimes in the UK-Week 1</text:span></text:p>
          </draw:text-box>
        </draw:frame>
        <draw:frame draw:style-name="gr4" draw:text-style-name="P7" draw:layer="layout" svg:width="11.871cm" svg:height="1.361cm" svg:x="8.065cm" svg:y="20.194cm">
          <draw:text-box>
            <text:p text:style-name="P6"><text:span text:style-name="T2">Aser Abdelrahman, Chaoran Chen, Sergiu Soima</text:span></text:p>
          </draw:text-box>
        </draw:frame>
        <draw:frame draw:style-name="gr3" draw:text-style-name="P5" draw:layer="layout" svg:width="3.108cm" svg:height="0.806cm" svg:x="24.892cm" svg:y="20.194cm">
          <draw:text-box>
            <text:p text:style-name="P4"><text:span text:style-name="T2">16.11.2016</text:span></text:p>
          </draw:text-box>
        </draw:frame>
        <draw:frame draw:style-name="gr5" draw:text-style-name="P9" draw:layer="layout" svg:width="17.272cm" svg:height="12.215cm" svg:x="2.286cm" svg:y="7.089cm">
          <draw:text-box>
            <text:p text:style-name="P8"><text:span text:style-name="T1">1. Street-level crime: </text:span></text:p>
            <text:p text:style-name="P8"><text:span text:style-name="T3"><text:tab/></text:span><text:span text:style-name="T3"><text:tab/></text:span><text:span text:style-name="T3">12 attributes</text:span></text:p>
            <text:p text:style-name="P8"><text:span text:style-name="T3"><text:tab/></text:span><text:span text:style-name="T3"><text:tab/></text:span><text:span text:style-name="T3">35,000,000 rows</text:span><text:span text:style-name="T1"><text:tab/></text:span></text:p>
            <text:p text:style-name="P8"><text:span text:style-name="T1">2. Outcome</text:span></text:p>
            <text:p text:style-name="P8"><text:span text:style-name="T3"><text:tab/></text:span><text:span text:style-name="T3"><text:tab/></text:span><text:span text:style-name="T3">10 attributes</text:span></text:p>
            <text:p text:style-name="P8"><text:span text:style-name="T3"><text:tab/></text:span><text:span text:style-name="T3"><text:tab/></text:span><text:span text:style-name="T3">17,623,790 rows</text:span></text:p>
            <text:p text:style-name="P8"><text:span text:style-name="T1">3. Stop and search information</text:span></text:p>
            <text:p text:style-name="P8"><text:span text:style-name="T3"><text:tab/></text:span><text:span text:style-name="T3"><text:tab/></text:span><text:span text:style-name="T3">14 attributes</text:span></text:p>
            <text:p text:style-name="P8"><text:span text:style-name="T3"><text:tab/></text:span><text:span text:style-name="T3"><text:tab/></text:span><text:span text:style-name="T3">584,836 rows</text:span></text:p>
          </draw:text-box>
        </draw:frame>
        <draw:line draw:style-name="gr6" draw:text-style-name="P10" draw:layer="layout" svg:x1="8.382cm" svg:y1="11.176cm" svg:x2="14.986cm" svg:y2="8.89cm">
          <text:p/>
        </draw:line>
        <draw:line draw:style-name="gr6" draw:text-style-name="P10" draw:layer="layout" svg:x1="9.398cm" svg:y1="7.62cm" svg:x2="14.986cm" svg:y2="8.89cm">
          <text:p/>
        </draw:line>
        <draw:g>
          <draw:custom-shape draw:style-name="gr7" draw:text-style-name="P11" draw:layer="layout" svg:width="1.524cm" svg:height="1.524cm" draw:transform="rotate (1.5707963267949) translate (16.51cm 9.652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1" draw:layer="layout" svg:width="1.524cm" svg:height="1.524cm" draw:transform="rotate (-1.5707963267949) translate (16.51cm 8.128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9" draw:layer="layout" svg:width="4.668cm" svg:height="0.879cm" svg:x="15.24cm" svg:y="9.281cm">
          <draw:text-box>
            <text:p text:style-name="P8"><text:span text:style-name="T3">crime_id</text:span></text:p>
          </draw:text-box>
        </draw:frame>
        <draw:frame draw:style-name="gr9" draw:text-style-name="P9" draw:layer="layout" svg:width="9.712cm" svg:height="3.133cm" svg:x="18.034cm" svg:y="8.297cm">
          <draw:text-box>
            <text:p text:style-name="P8"><text:span text:style-name="T1"><text:s text:c="3"/></text:span><text:span text:style-name="T1">Street &amp; Outcomes (S&amp;O): </text:span></text:p>
            <text:p text:style-name="P8"><text:span text:style-name="T3"><text:tab/></text:span><text:span text:style-name="T3"><text:tab/></text:span><text:span text:style-name="T3">12 attributes</text:span></text:p>
            <text:p text:style-name="P8"><text:span text:style-name="T3"><text:tab/></text:span><text:span text:style-name="T3"><text:tab/></text:span><text:span text:style-name="T3">35,000,000 ro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7:37:41.988304925</meta:creation-date>
    <dc:date>2016-11-15T18:24:27.671299478</dc:date>
    <meta:editing-duration>PT15M8S</meta:editing-duration>
    <meta:editing-cycles>2</meta:editing-cycles>
    <meta:generator>LibreOffice/5.1.4.2$Linux_X86_64 LibreOffice_project/10m0$Build-2</meta:generator>
    <meta:document-statistic meta:object-count="39"/>
  </office:meta>
</office:document-meta>
</file>